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219d3e" officeooo:paragraph-rsid="00219d3e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26cda" officeooo:paragraph-rsid="00226cd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4665a" officeooo:paragraph-rsid="0024665a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2478f" officeooo:paragraph-rsid="0032478f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bf884" officeooo:paragraph-rsid="003bf884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d47a9" officeooo:paragraph-rsid="003d47a9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9d3e" officeooo:paragraph-rsid="00219d3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3d57a" officeooo:paragraph-rsid="0023d57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63241" officeooo:paragraph-rsid="00263241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a5486" officeooo:paragraph-rsid="002a5486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665a" officeooo:paragraph-rsid="0024665a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font-style="normal" style:text-underline-style="none" fo:font-weight="normal" officeooo:rsid="0024665a" officeooo:paragraph-rsid="003d47a9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d3a7b" officeooo:paragraph-rsid="002d3a7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f0381" officeooo:paragraph-rsid="002f038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2df08" officeooo:paragraph-rsid="0032df0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55e6a" officeooo:paragraph-rsid="00355e6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771cb" officeooo:paragraph-rsid="003771cb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bf884" officeooo:paragraph-rsid="003bf88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cb848" officeooo:paragraph-rsid="003cb848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5486" officeooo:paragraph-rsid="002a5486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f0381" officeooo:paragraph-rsid="002f0381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771cb" officeooo:paragraph-rsid="003771c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771cb" officeooo:paragraph-rsid="003d5e14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d5e14" officeooo:paragraph-rsid="003d5e14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dedff" officeooo:paragraph-rsid="003ded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d47a9" officeooo:paragraph-rsid="003d47a9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3d5e14" officeooo:paragraph-rsid="003d5e14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3d5e14" officeooo:paragraph-rsid="003d5e14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405b0c" officeooo:paragraph-rsid="00405b0c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82abf"/>
    </style:style>
    <style:style style:name="T2" style:family="text">
      <style:text-properties officeooo:rsid="0034284f"/>
    </style:style>
    <style:style style:name="T3" style:family="text">
      <style:text-properties officeooo:rsid="0036817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ef67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Liberté</text:p>
      <text:p text:style-name="P1"/>
      <text:p text:style-name="P8">Il y a deux types de liberté: la liberté personnelle et la liberté politique.</text:p>
      <text:p text:style-name="P8"/>
      <text:p text:style-name="P2">A/ La liberté de l’homme/l’individu/perso</text:p>
      <text:p text:style-name="P2"/>
      <text:p text:style-name="P2">I/ Le problème du determinisme universel</text:p>
      <text:p text:style-name="P2"/>
      <text:p text:style-name="P9">Il y a des lois de la natureet tous les mouvements naturels suivent des lois → tout est déterminer</text:p>
      <text:p text:style-name="P9"/>
      <text:p text:style-name="P3">II/ La liberté de co volonté</text:p>
      <text:p text:style-name="P3"/>
      <text:p text:style-name="P10">je fais ce que je veux !<text:span text:style-name="T1">= faire ce qui est raisonnable</text:span></text:p>
      <text:p text:style-name="P10"/>
      <text:p text:style-name="P4">III/ Liberté de l’homme</text:p>
      <text:p text:style-name="P4"/>
      <text:p text:style-name="P21">A/ problème du determinisme universel</text:p>
      <text:p text:style-name="P21">B/ la liberté → volonté</text:p>
      <text:p text:style-name="P21">C/ Le libre arbitre</text:p>
      <text:p text:style-name="P22">D/ Descartes: volonté rationnelle:</text:p>
      <text:p text:style-name="P11">1. L’indifférence est le degré 0 de la liberté</text:p>
      <text:p text:style-name="P11">2. je suis 1 sujet pensant</text:p>
      <text:p text:style-name="P14">3. l’acte libre → volonté “ferme et constante”</text:p>
      <text:p text:style-name="P23">E/ Sartre: “l’existance précéde l’essence”</text:p>
      <text:p text:style-name="P15"/>
      <text:p text:style-name="P15"/>
      <text:p text:style-name="P5">IV/ Liberté politique</text:p>
      <text:p text:style-name="P5"/>
      <text:p text:style-name="P16">Démocraties, <text:span text:style-name="T2">souveraineté du peuple = egalite des individus en droit sui le composent</text:span></text:p>
      <text:p text:style-name="P16"/>
      <text:p text:style-name="P17">Etat de droit → légitime, definit par le droit<text:span text:style-name="T3">(constitution)</text:span>, produit du droit</text:p>
      <text:p text:style-name="P17"/>
      <text:p text:style-name="P18">Un pays libre est un pays qui a une presse libre qui peut diffuser des informations qui conteste le pouvoir.</text:p>
      <text:p text:style-name="P18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La justice/ le droit</text:p>
      <text:p text:style-name="P30"/>
      <text:p text:style-name="P25"/>
      <text:p text:style-name="P6">La justice (social)</text:p>
      <text:p text:style-name="P6"/>
      <text:p text:style-name="P19">Justice → droit ? → positif(lois positive)</text:p>
      <text:p text:style-name="P19"/>
      <text:p text:style-name="P20">Hobbs: il n’y a pas de lois injustes.</text:p>
      <text:p text:style-name="P20"/>
      <text:p text:style-name="P7">Le droit naturel</text:p>
      <text:p text:style-name="P7"/>
      <text:p text:style-name="P29">“theorie de la justice”: J. Rauls</text:p>
      <text:p text:style-name="P29"/>
      <text:p text:style-name="P27">Priorité du just<text:span text:style-name="T5">e </text:span>sur le bien</text:p>
      <text:p text:style-name="P27">-goethe</text:p>
      <text:p text:style-name="P27"/>
      <text:p text:style-name="P31">La Justice pénale</text:p>
      <text:p text:style-name="P31"><text:span text:style-name="T7"/></text:p>
      <text:p text:style-name="P31"><text:span text:style-name="T7">institution/idée</text:span></text:p>
      <text:p text:style-name="P27"/>
      <text:p text:style-name="P27"/>
      <text:p text:style-name="P29"/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9:59:23.913840736</meta:creation-date>
    <meta:generator>LibreOffice/7.5.1.2$Linux_X86_64 LibreOffice_project/50$Build-2</meta:generator>
    <dc:date>2023-05-11T14:46:19.247649247</dc:date>
    <meta:editing-duration>PT10H26M31S</meta:editing-duration>
    <meta:editing-cycles>28</meta:editing-cycles>
    <meta:document-statistic meta:table-count="0" meta:image-count="0" meta:object-count="0" meta:page-count="3" meta:paragraph-count="30" meta:word-count="204" meta:character-count="1172" meta:non-whitespace-character-count="998"/>
  </office:meta>
</office:document-meta>
</file>